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 fo:min-height="3.55cm" fo:min-width="13.696cm"/>
    </style:style>
    <style:style style:name="gr2" style:family="graphic" style:parent-style-name="standard">
      <style:graphic-properties draw:stroke="none" draw:stroke-dash="Ultrafine_20_Dashed" svg:stroke-color="#3465a4" draw:stroke-linejoin="round" svg:stroke-linecap="butt" draw:fill-color="#ccccff" draw:textarea-horizontal-align="justify" draw:textarea-vertical-align="middle" draw:auto-grow-height="false" fo:min-height="1.995cm" fo:min-width="5.016cm"/>
    </style:style>
    <style:style style:name="gr3" style:family="graphic" style:parent-style-name="standard">
      <style:graphic-properties draw:textarea-horizontal-align="justify" draw:textarea-vertical-align="middle" draw:auto-grow-height="false" fo:min-height="1.827cm" fo:min-width="3.32cm"/>
    </style:style>
    <style:style style:name="gr4" style:family="graphic" style:parent-style-name="standard">
      <style:graphic-properties draw:textarea-horizontal-align="justify" draw:textarea-vertical-align="middle" draw:auto-grow-height="false" fo:min-height="1.757cm" fo:min-width="3.429cm"/>
    </style:style>
    <style:style style:name="gr5" style:family="graphic" style:parent-style-name="standard">
      <style:graphic-properties draw:textarea-horizontal-align="justify" draw:textarea-vertical-align="middle" draw:auto-grow-height="false" fo:min-height="2.296cm" fo:min-width="4.895cm"/>
    </style:style>
    <style:style style:name="gr6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style:font-name="Arial" fo:font-size="28pt" style:font-size-asian="28pt" style:font-size-complex="28pt"/>
    </style:style>
    <style:style style:name="P2" style:family="paragraph">
      <loext:graphic-properties draw:fill-color="#3465a4"/>
      <style:paragraph-properties fo:text-align="center"/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style:font-name="Arial" fo:font-size="20pt" fo:font-style="italic" style:font-size-asian="20pt" style:font-style-asian="italic" style:font-size-complex="20pt" style:font-style-complex="italic"/>
    </style:style>
    <style:style style:name="P4" style:family="paragraph">
      <loext:graphic-properties draw:fill-color="#ccccff"/>
      <style:paragraph-properties fo:text-align="center"/>
      <style:text-properties fo:color="#ffffff"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>
      <style:paragraph-properties fo:text-align="center"/>
      <style:text-properties style:font-name="Arial" fo:font-size="20pt" style:font-size-asian="20pt" style:font-size-complex="20pt"/>
    </style:style>
    <style:style style:name="P6" style:family="paragraph">
      <style:paragraph-properties fo:text-align="center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ffffff" style:font-name="Arial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14.196cm" svg:height="3.8cm" svg:x="3.504cm" svg:y="1.4cm">
          <text:p text:style-name="P1"><text:span text:style-name="T1">BASES DE ORIENT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7.8cm" svg:height="3.173cm" svg:x="6.7cm" svg:y="9.2cm">
          <text:p text:style-name="P3"><text:span text:style-name="T2">SE UTILIZAN P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5.4cm" svg:height="2.937cm" svg:x="1.5cm" svg:y="18.4cm">
          <text:p text:style-name="P5"><text:span text:style-name="T3">ANTICIP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5.555cm" svg:height="2.837cm" svg:x="13.145cm" svg:y="18.5cm">
          <text:p text:style-name="P5"><text:span text:style-name="T3">PLANIFI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7.629cm" svg:height="3.6cm" svg:x="6.771cm" svg:y="24cm">
          <text:p text:style-name="P5"><text:span text:style-name="T3">AUTORRE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0.602cm" svg:y1="5.2cm" svg:x2="10.6cm" svg:y2="9.2cm" draw:start-shape="id1" draw:start-glue-point="2" draw:end-shape="id2" draw:end-glue-point="4" svg:d="M10602 5200v2000h-2v2000" svg:viewBox="0 0 3 4001">
          <text:p/>
        </draw:connector>
        <draw:connector draw:style-name="gr6" draw:text-style-name="P7" draw:layer="layout" svg:x1="10.6cm" svg:y1="12.373cm" svg:x2="4.2cm" svg:y2="18.4cm" draw:start-shape="id2" draw:start-glue-point="8" draw:end-shape="id3" draw:end-glue-point="4" svg:d="M10600 12373v3013h-6400v3014" svg:viewBox="0 0 6401 6028">
          <text:p/>
        </draw:connector>
        <draw:connector draw:style-name="gr6" draw:text-style-name="P7" draw:layer="layout" svg:x1="10.6cm" svg:y1="12.373cm" svg:x2="10.585cm" svg:y2="24cm" draw:start-shape="id2" draw:start-glue-point="8" draw:end-shape="id4" draw:end-glue-point="0" svg:d="M10600 12373v5813h-15v5814" svg:viewBox="0 0 16 11628">
          <text:p/>
        </draw:connector>
        <draw:connector draw:style-name="gr6" draw:text-style-name="P7" draw:layer="layout" svg:x1="10.6cm" svg:y1="12.373cm" svg:x2="15.923cm" svg:y2="18.5cm" draw:start-shape="id2" draw:start-glue-point="8" draw:end-shape="id5" draw:end-glue-point="4" svg:d="M10600 12373v3063h5323v3064" svg:viewBox="0 0 5324 6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1:40:51.626000000</meta:creation-date>
    <dc:date>2018-06-16T17:43:49.897000000</dc:date>
    <meta:editing-duration>PT1H58M41S</meta:editing-duration>
    <meta:editing-cycles>6</meta:editing-cycles>
    <meta:generator>LibreOffice/5.0.4.2$Windows_X86_64 LibreOffice_project/2b9802c1994aa0b7dc6079e128979269cf95bc78</meta:generator>
    <meta:document-statistic meta:object-count="9"/>
  </office:meta>
</office:document-meta>
</file>